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31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log_3.log" table:style-name="ta1">
        <table:shapes>
          <draw:frame draw:z-index="0" draw:style-name="gr1" draw:text-style-name="P1" svg:width="159.99mm" svg:height="89.99mm" svg:x="78.49mm" svg:y="1mm">
            <loext:p draw:notify-on-update-of-ranges="'cameralog_3.log'.A1:'cameralog_3.log'.A1 'cameralog_3.log'.A2:'cameralog_3.log'.A1001 'cameralog_3.log'.B1:'cameralog_3.log'.B1 'cameralog_3.log'.B2:'cameralog_3.log'.B1001 'cameralog_3.log'.A1:'cameralog_3.log'.A1 'cameralog_3.log'.A2:'cameralog_3.log'.A1001 'cameralog_3.log'.C1:'cameralog_3.log'.C1 'cameralog_3.log'.C2:'cameralog_3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64207" calcext:value-type="float">
            <text:p>2,664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2663" calcext:value-type="float">
            <text:p>2,8426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74062" calcext:value-type="float">
            <text:p>3,1740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97196" calcext:value-type="float">
            <text:p>3,4971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49262" calcext:value-type="float">
            <text:p>3,849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2406" calcext:value-type="float">
            <text:p>4,224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22406" calcext:value-type="float">
            <text:p>4,224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03798" calcext:value-type="float">
            <text:p>4,503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804197" calcext:value-type="float">
            <text:p>4,8041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47198" calcext:value-type="float">
            <text:p>4,5471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83529" calcext:value-type="float">
            <text:p>4,7835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83529" calcext:value-type="float">
            <text:p>4,7835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81462" calcext:value-type="float">
            <text:p>4,7814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464528" calcext:value-type="float">
            <text:p>4,4645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808328" calcext:value-type="float">
            <text:p>4,8083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810397" calcext:value-type="float">
            <text:p>4,8103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83129" calcext:value-type="float">
            <text:p>4,4831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174463" calcext:value-type="float">
            <text:p>4,1744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174463" calcext:value-type="float">
            <text:p>4,1744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65395" calcext:value-type="float">
            <text:p>4,2653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38128" calcext:value-type="float">
            <text:p>3,938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159998" calcext:value-type="float">
            <text:p>4,159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59473" calcext:value-type="float">
            <text:p>4,594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234398" calcext:value-type="float">
            <text:p>4,2343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17467" calcext:value-type="float">
            <text:p>3,9174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149666" calcext:value-type="float">
            <text:p>4,1496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518266" calcext:value-type="float">
            <text:p>4,5182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62066" calcext:value-type="float">
            <text:p>4,1620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173749" calcext:value-type="float">
            <text:p>4,1737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80272" calcext:value-type="float">
            <text:p>3,880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162066" calcext:value-type="float">
            <text:p>4,1620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86804" calcext:value-type="float">
            <text:p>4,2868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634738" calcext:value-type="float">
            <text:p>4,6347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634738" calcext:value-type="float">
            <text:p>4,6347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632671" calcext:value-type="float">
            <text:p>4,6326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651272" calcext:value-type="float">
            <text:p>4,651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651272" calcext:value-type="float">
            <text:p>4,651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651272" calcext:value-type="float">
            <text:p>4,651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651272" calcext:value-type="float">
            <text:p>4,651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651272" calcext:value-type="float">
            <text:p>4,651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628537" calcext:value-type="float">
            <text:p>4,6285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649205" calcext:value-type="float">
            <text:p>4,6492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651272" calcext:value-type="float">
            <text:p>4,6512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628537" calcext:value-type="float">
            <text:p>4,6285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974404" calcext:value-type="float">
            <text:p>4,9744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688468" calcext:value-type="float">
            <text:p>4,6884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365335" calcext:value-type="float">
            <text:p>4,3653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365335" calcext:value-type="float">
            <text:p>4,3653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365335" calcext:value-type="float">
            <text:p>4,3653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758736" calcext:value-type="float">
            <text:p>4,7587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76907" calcext:value-type="float">
            <text:p>4,769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771138" calcext:value-type="float">
            <text:p>4,7711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758737" calcext:value-type="float">
            <text:p>4,7587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758737" calcext:value-type="float">
            <text:p>4,7587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758737" calcext:value-type="float">
            <text:p>4,7587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592666" calcext:value-type="float">
            <text:p>4,5926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592666" calcext:value-type="float">
            <text:p>4,5926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56166" calcext:value-type="float">
            <text:p>4,561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56166" calcext:value-type="float">
            <text:p>4,561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878594" calcext:value-type="float">
            <text:p>4,8785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870327" calcext:value-type="float">
            <text:p>4,8703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870327" calcext:value-type="float">
            <text:p>4,8703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870327" calcext:value-type="float">
            <text:p>4,8703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512061" calcext:value-type="float">
            <text:p>4,5120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49966" calcext:value-type="float">
            <text:p>4,499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516193" calcext:value-type="float">
            <text:p>4,5161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669123" calcext:value-type="float">
            <text:p>4,6691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500985" calcext:value-type="float">
            <text:p>4,5009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362522" calcext:value-type="float">
            <text:p>4,3625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362522" calcext:value-type="float">
            <text:p>4,3625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362522" calcext:value-type="float">
            <text:p>4,3625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226126" calcext:value-type="float">
            <text:p>4,2261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520328" calcext:value-type="float">
            <text:p>4,5203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157929" calcext:value-type="float">
            <text:p>4,1579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089729" calcext:value-type="float">
            <text:p>4,08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089729" calcext:value-type="float">
            <text:p>4,08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089729" calcext:value-type="float">
            <text:p>4,08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089729" calcext:value-type="float">
            <text:p>4,0897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016674" calcext:value-type="float">
            <text:p>4,016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16674" calcext:value-type="float">
            <text:p>4,0166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819603" calcext:value-type="float">
            <text:p>3,8196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819603" calcext:value-type="float">
            <text:p>3,8196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685269" calcext:value-type="float">
            <text:p>3,6852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915404" calcext:value-type="float">
            <text:p>3,915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915404" calcext:value-type="float">
            <text:p>3,915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965008" calcext:value-type="float">
            <text:p>3,965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965008" calcext:value-type="float">
            <text:p>3,965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965008" calcext:value-type="float">
            <text:p>3,9650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929158" calcext:value-type="float">
            <text:p>3,9291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929158" calcext:value-type="float">
            <text:p>3,9291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929158" calcext:value-type="float">
            <text:p>3,9291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929158" calcext:value-type="float">
            <text:p>3,9291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929158" calcext:value-type="float">
            <text:p>3,9291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929158" calcext:value-type="float">
            <text:p>3,9291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934615" calcext:value-type="float">
            <text:p>3,9346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876748" calcext:value-type="float">
            <text:p>3,8767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876748" calcext:value-type="float">
            <text:p>3,8767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876748" calcext:value-type="float">
            <text:p>3,8767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876748" calcext:value-type="float">
            <text:p>3,8767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876748" calcext:value-type="float">
            <text:p>3,8767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974623" calcext:value-type="float">
            <text:p>3,9746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798952" calcext:value-type="float">
            <text:p>3,79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717618" calcext:value-type="float">
            <text:p>3,7176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717618" calcext:value-type="float">
            <text:p>3,7176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717618" calcext:value-type="float">
            <text:p>3,7176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.717618" calcext:value-type="float">
            <text:p>3,7176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672158" calcext:value-type="float">
            <text:p>3,672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672158" calcext:value-type="float">
            <text:p>3,672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444089" calcext:value-type="float">
            <text:p>3,4440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13129" calcext:value-type="float">
            <text:p>3,13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13129" calcext:value-type="float">
            <text:p>3,131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945281" calcext:value-type="float">
            <text:p>2,9452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945281" calcext:value-type="float">
            <text:p>2,9452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945281" calcext:value-type="float">
            <text:p>2,9452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945281" calcext:value-type="float">
            <text:p>2,9452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945281" calcext:value-type="float">
            <text:p>2,9452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945281" calcext:value-type="float">
            <text:p>2,9452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945281" calcext:value-type="float">
            <text:p>2,9452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661415" calcext:value-type="float">
            <text:p>2,661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661415" calcext:value-type="float">
            <text:p>2,661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661415" calcext:value-type="float">
            <text:p>2,661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661415" calcext:value-type="float">
            <text:p>2,661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661415" calcext:value-type="float">
            <text:p>2,661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661415" calcext:value-type="float">
            <text:p>2,661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661415" calcext:value-type="float">
            <text:p>2,661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661415" calcext:value-type="float">
            <text:p>2,661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503621" calcext:value-type="float">
            <text:p>2,503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503621" calcext:value-type="float">
            <text:p>2,503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503621" calcext:value-type="float">
            <text:p>2,5036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485021" calcext:value-type="float">
            <text:p>2,485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52087" calcext:value-type="float">
            <text:p>2,52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593942" calcext:value-type="float">
            <text:p>2,5939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593942" calcext:value-type="float">
            <text:p>2,5939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593942" calcext:value-type="float">
            <text:p>2,5939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593942" calcext:value-type="float">
            <text:p>2,5939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502267" calcext:value-type="float">
            <text:p>2,502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502267" calcext:value-type="float">
            <text:p>2,502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502267" calcext:value-type="float">
            <text:p>2,5022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435393" calcext:value-type="float">
            <text:p>2,4353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440272" calcext:value-type="float">
            <text:p>2,440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43691" calcext:value-type="float">
            <text:p>2,443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443691" calcext:value-type="float">
            <text:p>2,443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443691" calcext:value-type="float">
            <text:p>2,443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443691" calcext:value-type="float">
            <text:p>2,443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443691" calcext:value-type="float">
            <text:p>2,443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443691" calcext:value-type="float">
            <text:p>2,443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443691" calcext:value-type="float">
            <text:p>2,443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684153" calcext:value-type="float">
            <text:p>2,684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684153" calcext:value-type="float">
            <text:p>2,684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684153" calcext:value-type="float">
            <text:p>2,684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684153" calcext:value-type="float">
            <text:p>2,684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684153" calcext:value-type="float">
            <text:p>2,684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647671" calcext:value-type="float">
            <text:p>2,647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647671" calcext:value-type="float">
            <text:p>2,647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647671" calcext:value-type="float">
            <text:p>2,647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647671" calcext:value-type="float">
            <text:p>2,647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647671" calcext:value-type="float">
            <text:p>2,647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647671" calcext:value-type="float">
            <text:p>2,647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647671" calcext:value-type="float">
            <text:p>2,647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647671" calcext:value-type="float">
            <text:p>2,647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647671" calcext:value-type="float">
            <text:p>2,6476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604275" calcext:value-type="float">
            <text:p>2,604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604275" calcext:value-type="float">
            <text:p>2,604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392736" calcext:value-type="float">
            <text:p>2,3927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392736" calcext:value-type="float">
            <text:p>2,3927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327931" calcext:value-type="float">
            <text:p>2,327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277008" calcext:value-type="float">
            <text:p>2,277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.226664" calcext:value-type="float">
            <text:p>2,226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226664" calcext:value-type="float">
            <text:p>2,226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226664" calcext:value-type="float">
            <text:p>2,226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226664" calcext:value-type="float">
            <text:p>2,226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143262" calcext:value-type="float">
            <text:p>2,14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143262" calcext:value-type="float">
            <text:p>2,14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143262" calcext:value-type="float">
            <text:p>2,14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143262" calcext:value-type="float">
            <text:p>2,14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143262" calcext:value-type="float">
            <text:p>2,14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143262" calcext:value-type="float">
            <text:p>2,14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143262" calcext:value-type="float">
            <text:p>2,14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143262" calcext:value-type="float">
            <text:p>2,14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143262" calcext:value-type="float">
            <text:p>2,1432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098538" calcext:value-type="float">
            <text:p>2,098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098538" calcext:value-type="float">
            <text:p>2,098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098538" calcext:value-type="float">
            <text:p>2,098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126728" calcext:value-type="float">
            <text:p>2,126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989005" calcext:value-type="float">
            <text:p>1,989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048942" calcext:value-type="float">
            <text:p>2,04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977939" calcext:value-type="float">
            <text:p>1,977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.066814" calcext:value-type="float">
            <text:p>2,066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998613" calcext:value-type="float">
            <text:p>1,998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953142" calcext:value-type="float">
            <text:p>1,953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1674" calcext:value-type="float">
            <text:p>1,8167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1:53:30.675000000</dc:date>
    <meta:editing-duration>PT2M8S</meta:editing-duration>
    <meta:editing-cycles>2</meta:editing-cycles>
    <meta:generator>LibreOffice/5.1.0.3$Windows_X86_64 LibreOffice_project/5e3e00a007d9b3b6efb6797a8b8e57b51ab1f737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log_3.log'.A1:'cameralog_3.log'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log_3.log'.B2:'cameralog_3.log'.B1001" chart:label-cell-address="'cameralog_3.log'.B1:'cameralog_3.log'.B1" chart:class="chart:scatter">
            <chart:domain table:cell-range-address="'cameralog_3.log'.A2:'cameralog_3.log'.A1001"/>
            <chart:data-point chart:repeated="1000"/>
          </chart:series>
          <chart:series chart:style-name="ch8" chart:values-cell-range-address="'cameralog_3.log'.C2:'cameralog_3.log'.C1001" chart:label-cell-address="'cameralog_3.log'.C1:'cameralog_3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log_3.log'.B1:'cameralog_3.log'.B1</svg:desc>
                </draw:g>
              </table:table-cell>
              <table:table-cell office:value-type="string">
                <text:p>number of cameras</text:p>
                <draw:g>
                  <svg:desc>'cameralog_3.log'.C1:'camera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log_3.log'.A2:'cameralog_3.log'.A1001</svg:desc>
                </draw:g>
              </table:table-cell>
              <table:table-cell office:value-type="float" office:value="2.664207">
                <text:p>2.664207</text:p>
                <draw:g>
                  <svg:desc>'cameralog_3.log'.B2:'cameralog_3.log'.B1001</svg:desc>
                </draw:g>
              </table:table-cell>
              <table:table-cell office:value-type="float" office:value="6">
                <text:p>6</text:p>
                <draw:g>
                  <svg:desc>'cameralog_3.log'.C2:'cameralog_3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42663">
                <text:p>2.8426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74062">
                <text:p>3.174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97196">
                <text:p>3.4971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849262">
                <text:p>3.8492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22406">
                <text:p>4.224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22406">
                <text:p>4.224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03798">
                <text:p>4.5037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804197">
                <text:p>4.804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547198">
                <text:p>4.5471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783529">
                <text:p>4.7835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783529">
                <text:p>4.7835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781462">
                <text:p>4.7814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464528">
                <text:p>4.4645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08328">
                <text:p>4.8083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810397">
                <text:p>4.8103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483129">
                <text:p>4.483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174463">
                <text:p>4.17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174463">
                <text:p>4.17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265395">
                <text:p>4.2653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938128">
                <text:p>3.938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159998">
                <text:p>4.159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59473">
                <text:p>4.594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234398">
                <text:p>4.2343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917467">
                <text:p>3.9174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149666">
                <text:p>4.1496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518266">
                <text:p>4.5182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162066">
                <text:p>4.1620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173749">
                <text:p>4.1737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880272">
                <text:p>3.880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162066">
                <text:p>4.1620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286804">
                <text:p>4.2868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634738">
                <text:p>4.6347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634738">
                <text:p>4.6347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632671">
                <text:p>4.6326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651272">
                <text:p>4.651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651272">
                <text:p>4.651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651272">
                <text:p>4.651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651272">
                <text:p>4.651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651272">
                <text:p>4.651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628537">
                <text:p>4.6285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649205">
                <text:p>4.6492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651272">
                <text:p>4.651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628537">
                <text:p>4.6285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974404">
                <text:p>4.9744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688468">
                <text:p>4.6884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365335">
                <text:p>4.365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365335">
                <text:p>4.365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365335">
                <text:p>4.365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758736">
                <text:p>4.7587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76907">
                <text:p>4.769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771138">
                <text:p>4.7711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758737">
                <text:p>4.7587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758737">
                <text:p>4.7587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758737">
                <text:p>4.7587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592666">
                <text:p>4.5926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.592666">
                <text:p>4.5926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56166">
                <text:p>4.561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56166">
                <text:p>4.561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878594">
                <text:p>4.878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870327">
                <text:p>4.8703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870327">
                <text:p>4.8703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870327">
                <text:p>4.8703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.512061">
                <text:p>4.5120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49966">
                <text:p>4.499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.516193">
                <text:p>4.516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669123">
                <text:p>4.6691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500985">
                <text:p>4.5009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362522">
                <text:p>4.3625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362522">
                <text:p>4.3625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362522">
                <text:p>4.3625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226126">
                <text:p>4.2261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520328">
                <text:p>4.5203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157929">
                <text:p>4.1579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089729">
                <text:p>4.08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089729">
                <text:p>4.08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089729">
                <text:p>4.08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089729">
                <text:p>4.0897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016674">
                <text:p>4.0166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016674">
                <text:p>4.0166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819603">
                <text:p>3.8196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819603">
                <text:p>3.8196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685269">
                <text:p>3.6852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915404">
                <text:p>3.915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915404">
                <text:p>3.9154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.965008">
                <text:p>3.965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.965008">
                <text:p>3.965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.965008">
                <text:p>3.965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929158">
                <text:p>3.929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929158">
                <text:p>3.929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929158">
                <text:p>3.929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929158">
                <text:p>3.929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929158">
                <text:p>3.929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929158">
                <text:p>3.9291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934615">
                <text:p>3.934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876748">
                <text:p>3.876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876748">
                <text:p>3.876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876748">
                <text:p>3.876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876748">
                <text:p>3.876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876748">
                <text:p>3.8767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974623">
                <text:p>3.9746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.798952">
                <text:p>3.798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.717618">
                <text:p>3.7176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717618">
                <text:p>3.7176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.717618">
                <text:p>3.7176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.717618">
                <text:p>3.7176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.672158">
                <text:p>3.672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.672158">
                <text:p>3.6721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.444089">
                <text:p>3.4440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13129">
                <text:p>3.13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13129">
                <text:p>3.13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945281">
                <text:p>2.945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945281">
                <text:p>2.945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945281">
                <text:p>2.945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945281">
                <text:p>2.945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945281">
                <text:p>2.945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945281">
                <text:p>2.945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945281">
                <text:p>2.945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.661415">
                <text:p>2.661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661415">
                <text:p>2.661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661415">
                <text:p>2.661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661415">
                <text:p>2.661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661415">
                <text:p>2.661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661415">
                <text:p>2.661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.661415">
                <text:p>2.661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661415">
                <text:p>2.661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503621">
                <text:p>2.503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503621">
                <text:p>2.503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503621">
                <text:p>2.503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485021">
                <text:p>2.485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52087">
                <text:p>2.520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593942">
                <text:p>2.5939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593942">
                <text:p>2.5939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593942">
                <text:p>2.5939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593942">
                <text:p>2.5939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502267">
                <text:p>2.502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502267">
                <text:p>2.502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502267">
                <text:p>2.5022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435393">
                <text:p>2.435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440272">
                <text:p>2.440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443691">
                <text:p>2.443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443691">
                <text:p>2.443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443691">
                <text:p>2.443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443691">
                <text:p>2.443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443691">
                <text:p>2.443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443691">
                <text:p>2.443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443691">
                <text:p>2.443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684153">
                <text:p>2.684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684153">
                <text:p>2.684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684153">
                <text:p>2.684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684153">
                <text:p>2.684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684153">
                <text:p>2.684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647671">
                <text:p>2.647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647671">
                <text:p>2.647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647671">
                <text:p>2.647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647671">
                <text:p>2.647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647671">
                <text:p>2.647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.647671">
                <text:p>2.647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647671">
                <text:p>2.647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647671">
                <text:p>2.647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647671">
                <text:p>2.6476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604275">
                <text:p>2.604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604275">
                <text:p>2.6042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392736">
                <text:p>2.392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392736">
                <text:p>2.392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327931">
                <text:p>2.3279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277008">
                <text:p>2.277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226664">
                <text:p>2.226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226664">
                <text:p>2.226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226664">
                <text:p>2.226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.226664">
                <text:p>2.226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143262">
                <text:p>2.143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143262">
                <text:p>2.143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143262">
                <text:p>2.143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143262">
                <text:p>2.143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143262">
                <text:p>2.143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143262">
                <text:p>2.143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.143262">
                <text:p>2.143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143262">
                <text:p>2.143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143262">
                <text:p>2.143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098538">
                <text:p>2.098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098538">
                <text:p>2.098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098538">
                <text:p>2.098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126728">
                <text:p>2.126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989005">
                <text:p>1.989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048942">
                <text:p>2.0489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977939">
                <text:p>1.977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066814">
                <text:p>2.066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998613">
                <text:p>1.998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953142">
                <text:p>1.953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81674">
                <text:p>1.8167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